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9" style:family="table-cell" style:parent-style-name="Defaul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Accent_20_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1"/>
    <style:style style:name="ce24" style:family="table-cell" style:parent-style-name="Accent_20_3" style:data-style-name="N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shapes>
          <draw:frame draw:z-index="0" draw:style-name="gr1" draw:text-style-name="P1" svg:width="8.771cm" svg:height="6.697cm" svg:x="15.791cm" svg:y="29.828cm">
            <draw:object draw:notify-on-update-of-ranges="Hoja1.J29:Hoja1.J31 Hoja1.K29:Hoja1.K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587cm" svg:height="6.793cm" svg:x="2.297cm" svg:y="29.808cm">
            <draw:object draw:notify-on-update-of-ranges="Hoja1.C16:Hoja1.C18 Hoja1.D16:Hoja1.D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11" table:default-cell-style-name="Default"/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ntonio Javier Rodríguez Romero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2">
          <table:table-cell/>
          <table:table-cell table:style-name="ce9" office:value-type="string" calcext:value-type="string">
            <text:p>Primer método: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0" office:value-type="string" calcext:value-type="string">
            <text:p>Matriz de Coeficientes:</text:p>
          </table:table-cell>
          <table:table-cell table:style-name="ce2"/>
          <table:table-cell table:number-columns-repeated="3"/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2" table:number-columns-repeated="2"/>
          <table:table-cell table:style-name="ce6" office:value-type="string" calcext:value-type="string">
            <text:p>Medicina</text:p>
          </table:table-cell>
          <table:table-cell table:style-name="ce6" office:value-type="string" calcext:value-type="string">
            <text:p>Farmacia</text:p>
          </table:table-cell>
          <table:table-cell table:style-name="ce6" office:value-type="string" calcext:value-type="string">
            <text:p>Derecho</text:p>
          </table:table-cell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Medicina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Farmacia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Derecho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10" office:value-type="string" calcext:value-type="string">
            <text:p>Datos iniciales:</text:p>
          </table:table-cell>
          <table:table-cell table:style-name="ce2"/>
          <table:table-cell table:number-columns-repeated="3"/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Medicina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Farmaci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Derec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Total:</text:p>
          </table:table-cell>
          <table:table-cell table:number-matrix-columns-spanned="1" table:number-matrix-rows-spanned="1" table:formula="of:=SUM([.D16:.D18])" office:value-type="float" office:value="300" calcext:value-type="float">
            <text:p>300</text:p>
          </table:table-cell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Medicina</text:p>
          </table:table-cell>
          <table:table-cell table:formula="of:=[.D16]" office:value-type="float" office:value="100" calcext:value-type="float">
            <text:p>100</text:p>
          </table:table-cell>
          <table:table-cell table:number-matrix-columns-spanned="1" table:number-matrix-rows-spanned="3" table:formula="of:=MMULT([.$D$9:.$F$11];[.D21:.D23])" office:value-type="float" office:value="130" calcext:value-type="float">
            <text:p>130</text:p>
          </table:table-cell>
          <table:table-cell table:number-matrix-columns-spanned="1" table:number-matrix-rows-spanned="3" table:formula="of:=MMULT([.$D$9:.$F$11];[.E21:.E23])" office:value-type="float" office:value="145" calcext:value-type="float">
            <text:p>145</text:p>
          </table:table-cell>
          <table:table-cell table:style-name="ce2" table:number-matrix-columns-spanned="1" table:number-matrix-rows-spanned="3" table:formula="of:=MMULT([.$D$9:.$F$11];[.F21:.F23])" office:value-type="float" office:value="153.4" calcext:value-type="float">
            <text:p>153,4</text:p>
          </table:table-cell>
          <table:table-cell table:style-name="ce2" table:number-matrix-columns-spanned="1" table:number-matrix-rows-spanned="3" table:formula="of:=MMULT([.$D$9:.$F$11];[.G21:.G23])" office:value-type="float" office:value="158.41" calcext:value-type="float">
            <text:p>158,41</text:p>
          </table:table-cell>
          <table:table-cell table:number-matrix-columns-spanned="1" table:number-matrix-rows-spanned="3" table:formula="of:=MMULT([.$D$9:.$F$11];[.H21:.H23])" office:value-type="float" office:value="161.491" calcext:value-type="float">
            <text:p>161,491</text:p>
          </table:table-cell>
          <table:table-cell table:number-matrix-columns-spanned="1" table:number-matrix-rows-spanned="3" table:formula="of:=MMULT([.$D$9:.$F$11];[.I21:.I23])" office:value-type="float" office:value="163.4122" calcext:value-type="float">
            <text:p>163,4122</text:p>
          </table:table-cell>
          <table:table-cell table:number-matrix-columns-spanned="1" table:number-matrix-rows-spanned="3" table:formula="of:=MMULT([.$D$9:.$F$11];[.J21:.J23])" office:value-type="float" office:value="164.61751" calcext:value-type="float">
            <text:p>164,61751</text:p>
          </table:table-cell>
          <table:table-cell table:style-name="ce2" table:number-matrix-columns-spanned="1" table:number-matrix-rows-spanned="3" table:formula="of:=MMULT([.$D$9:.$F$11];[.K21:.K23])" office:value-type="float" office:value="165.375685" calcext:value-type="float">
            <text:p>165,375685</text:p>
          </table:table-cell>
          <table:table-cell table:style-name="ce2" table:number-matrix-columns-spanned="1" table:number-matrix-rows-spanned="3" table:formula="of:=MMULT([.$D$9:.$F$11];[.L21:.L23])" office:value-type="float" office:value="165.8531398" calcext:value-type="float">
            <text:p>165,8531398</text:p>
          </table:table-cell>
          <table:table-cell table:style-name="ce2" table:number-matrix-columns-spanned="1" table:number-matrix-rows-spanned="3" table:formula="of:=MMULT([.$D$9:.$F$11];[.M21:.M23])" office:value-type="float" office:value="166.15395937" calcext:value-type="float">
            <text:p>166,15395937</text:p>
          </table:table-cell>
          <table:table-cell table:style-name="ce2" table:number-matrix-columns-spanned="1" table:number-matrix-rows-spanned="3" table:formula="of:=MMULT([.$D$9:.$F$11];[.N21:.N23])" office:value-type="float" office:value="166.343529667" calcext:value-type="float">
            <text:p>166,343529667</text:p>
          </table:table-cell>
          <table:table-cell table:style-name="ce2" table:number-matrix-columns-spanned="1" table:number-matrix-rows-spanned="3" table:formula="of:=MMULT([.$D$9:.$F$11];[.O21:.O23])" office:value-type="float" office:value="166.4630036074" calcext:value-type="float">
            <text:p>166,4630036074</text:p>
          </table:table-cell>
          <table:table-cell table:style-name="ce2" table:number-matrix-columns-spanned="1" table:number-matrix-rows-spanned="3" table:formula="of:=MMULT([.$D$9:.$F$11];[.P21:.P23])" office:value-type="float" office:value="166.53830320327" calcext:value-type="float">
            <text:p>166,53830320327</text:p>
          </table:table-cell>
          <table:table-cell table:style-name="ce2" table:number-matrix-columns-spanned="1" table:number-matrix-rows-spanned="3" table:formula="of:=MMULT([.$D$9:.$F$11];[.Q21:.Q23])" office:value-type="float" office:value="166.585762269685" calcext:value-type="float">
            <text:p>166,585762269685</text:p>
          </table:table-cell>
          <table:table-cell table:style-name="ce2" table:number-matrix-columns-spanned="1" table:number-matrix-rows-spanned="3" table:formula="of:=MMULT([.$D$9:.$F$11];[.R21:.R23])" office:value-type="float" office:value="166.615674498161" calcext:value-type="float">
            <text:p>166,615674498161</text:p>
          </table:table-cell>
          <table:table-cell table:style-name="ce2" table:number-matrix-columns-spanned="1" table:number-matrix-rows-spanned="3" table:formula="of:=MMULT([.$D$9:.$F$11];[.S21:.S23])" office:value-type="float" office:value="166.634527462498" calcext:value-type="float">
            <text:p>166,634527462498</text:p>
          </table:table-cell>
          <table:table-cell table:style-name="ce2" table:number-matrix-columns-spanned="1" table:number-matrix-rows-spanned="3" table:formula="of:=MMULT([.$D$9:.$F$11];[.T21:.T23])" office:value-type="float" office:value="166.646410051561" calcext:value-type="float">
            <text:p>166,646410051561</text:p>
          </table:table-cell>
          <table:table-cell table:style-name="ce2" table:number-matrix-columns-spanned="1" table:number-matrix-rows-spanned="3" table:formula="of:=MMULT([.$D$9:.$F$11];[.U21:.U23])" office:value-type="float" office:value="166.65389937778" calcext:value-type="float">
            <text:p>166,65389937778</text:p>
          </table:table-cell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Farmacia</text:p>
          </table:table-cell>
          <table:table-cell table:formula="of:=[.D17]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63.7" calcext:value-type="float">
            <text:p>63,7</text:p>
          </table:table-cell>
          <table:table-cell table:style-name="ce2" office:value-type="float" office:value="64.45" calcext:value-type="float">
            <text:p>64,45</text:p>
          </table:table-cell>
          <table:table-cell office:value-type="float" office:value="65.176" calcext:value-type="float">
            <text:p>65,176</text:p>
          </table:table-cell>
          <table:table-cell office:value-type="float" office:value="65.7019" calcext:value-type="float">
            <text:p>65,7019</text:p>
          </table:table-cell>
          <table:table-cell office:value-type="float" office:value="66.05179" calcext:value-type="float">
            <text:p>66,05179</text:p>
          </table:table-cell>
          <table:table-cell table:style-name="ce2" office:value-type="float" office:value="66.277288" calcext:value-type="float">
            <text:p>66,277288</text:p>
          </table:table-cell>
          <table:table-cell table:style-name="ce2" office:value-type="float" office:value="66.4207549" calcext:value-type="float">
            <text:p>66,4207549</text:p>
          </table:table-cell>
          <table:table-cell table:style-name="ce2" office:value-type="float" office:value="66.51154045" calcext:value-type="float">
            <text:p>66,51154045</text:p>
          </table:table-cell>
          <table:table-cell table:style-name="ce2" office:value-type="float" office:value="66.568858072" calcext:value-type="float">
            <text:p>66,568858072</text:p>
          </table:table-cell>
          <table:table-cell table:style-name="ce2" office:value-type="float" office:value="66.6050103883" calcext:value-type="float">
            <text:p>66,6050103883</text:p>
          </table:table-cell>
          <table:table-cell table:style-name="ce2" office:value-type="float" office:value="66.62780347723" calcext:value-type="float">
            <text:p>66,62780347723</text:p>
          </table:table-cell>
          <table:table-cell table:style-name="ce2" office:value-type="float" office:value="66.642171363496" calcext:value-type="float">
            <text:p>66,642171363496</text:p>
          </table:table-cell>
          <table:table-cell table:style-name="ce2" office:value-type="float" office:value="66.6512276360173" calcext:value-type="float">
            <text:p>66,6512276360173</text:p>
          </table:table-cell>
          <table:table-cell table:style-name="ce2" office:value-type="float" office:value="66.6569357406213" calcext:value-type="float">
            <text:p>66,6569357406213</text:p>
          </table:table-cell>
          <table:table-cell table:style-name="ce2" office:value-type="float" office:value="66.6605334684362" calcext:value-type="float">
            <text:p>66,6605334684362</text:p>
          </table:table-cell>
          <table:table-cell table:style-name="ce2" office:value-type="float" office:value="66.662801045687" calcext:value-type="float">
            <text:p>66,662801045687</text:p>
          </table:table-cell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Derecho</text:p>
          </table:table-cell>
          <table:table-cell table:formula="of:=[.D18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82.9" calcext:value-type="float">
            <text:p>82,9</text:p>
          </table:table-cell>
          <table:table-cell table:style-name="ce2" office:value-type="float" office:value="77.14" calcext:value-type="float">
            <text:p>77,14</text:p>
          </table:table-cell>
          <table:table-cell office:value-type="float" office:value="73.333" calcext:value-type="float">
            <text:p>73,333</text:p>
          </table:table-cell>
          <table:table-cell office:value-type="float" office:value="70.8859" calcext:value-type="float">
            <text:p>70,8859</text:p>
          </table:table-cell>
          <table:table-cell office:value-type="float" office:value="69.3307" calcext:value-type="float">
            <text:p>69,3307</text:p>
          </table:table-cell>
          <table:table-cell table:style-name="ce2" office:value-type="float" office:value="68.347027" calcext:value-type="float">
            <text:p>68,347027</text:p>
          </table:table-cell>
          <table:table-cell table:style-name="ce2" office:value-type="float" office:value="67.7261053" calcext:value-type="float">
            <text:p>67,7261053</text:p>
          </table:table-cell>
          <table:table-cell table:style-name="ce2" office:value-type="float" office:value="67.33450018" calcext:value-type="float">
            <text:p>67,33450018</text:p>
          </table:table-cell>
          <table:table-cell table:style-name="ce2" office:value-type="float" office:value="67.087612261" calcext:value-type="float">
            <text:p>67,087612261</text:p>
          </table:table-cell>
          <table:table-cell table:style-name="ce2" office:value-type="float" office:value="66.9319860043" calcext:value-type="float">
            <text:p>66,9319860043</text:p>
          </table:table-cell>
          <table:table-cell table:style-name="ce2" office:value-type="float" office:value="66.8338933195" calcext:value-type="float">
            <text:p>66,8338933195</text:p>
          </table:table-cell>
          <table:table-cell table:style-name="ce2" office:value-type="float" office:value="66.772066366819" calcext:value-type="float">
            <text:p>66,772066366819</text:p>
          </table:table-cell>
          <table:table-cell table:style-name="ce2" office:value-type="float" office:value="66.7330978658221" calcext:value-type="float">
            <text:p>66,7330978658221</text:p>
          </table:table-cell>
          <table:table-cell table:style-name="ce2" office:value-type="float" office:value="66.7085367968807" calcext:value-type="float">
            <text:p>66,7085367968807</text:p>
          </table:table-cell>
          <table:table-cell table:style-name="ce2" office:value-type="float" office:value="66.6930564800028" calcext:value-type="float">
            <text:p>66,6930564800028</text:p>
          </table:table-cell>
          <table:table-cell table:style-name="ce2" office:value-type="float" office:value="66.6832995765328" calcext:value-type="float">
            <text:p>66,6832995765328</text:p>
          </table:table-cell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Total:</text:p>
          </table:table-cell>
          <table:table-cell table:number-matrix-columns-spanned="1" table:number-matrix-rows-spanned="1" table:formula="of:=SUM([.D21:.D23])" office:value-type="float" office:value="300" calcext:value-type="float">
            <text:p>300</text:p>
          </table:table-cell>
          <table:table-cell table:number-matrix-columns-spanned="1" table:number-matrix-rows-spanned="1" table:formula="of:=SUM([.E21:.E23])" office:value-type="float" office:value="300" calcext:value-type="float">
            <text:p>300</text:p>
          </table:table-cell>
          <table:table-cell table:number-matrix-columns-spanned="1" table:number-matrix-rows-spanned="1" table:formula="of:=SUM([.F21:.F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G21:.G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H21:.H23])" office:value-type="float" office:value="300" calcext:value-type="float">
            <text:p>300</text:p>
          </table:table-cell>
          <table:table-cell table:number-matrix-columns-spanned="1" table:number-matrix-rows-spanned="1" table:formula="of:=SUM([.I21:.I23])" office:value-type="float" office:value="300" calcext:value-type="float">
            <text:p>300</text:p>
          </table:table-cell>
          <table:table-cell table:number-matrix-columns-spanned="1" table:number-matrix-rows-spanned="1" table:formula="of:=SUM([.J21:.J23])" office:value-type="float" office:value="300" calcext:value-type="float">
            <text:p>300</text:p>
          </table:table-cell>
          <table:table-cell table:number-matrix-columns-spanned="1" table:number-matrix-rows-spanned="1" table:formula="of:=SUM([.K21:.K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L21:.L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M21:.M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N21:.N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O21:.O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P21:.P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Q21:.Q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R21:.R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S21:.S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T21:.T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U21:.U23])" office:value-type="float" office:value="300" calcext:value-type="float">
            <text:p>300</text:p>
          </table:table-cell>
          <table:table-cell table:style-name="ce2" table:number-matrix-columns-spanned="1" table:number-matrix-rows-spanned="1" table:formula="of:=SUM([.V21:.V23])" office:value-type="float" office:value="300" calcext:value-type="float">
            <text:p>300</text:p>
          </table:table-cell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ce2" table:number-columns-repeated="9"/>
          <table:table-cell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Distribución final:</text:p>
          </table:table-cell>
          <table:covered-table-cell table:style-name="ce2"/>
          <table:table-cell table:number-columns-repeated="2"/>
          <table:table-cell table:style-name="ce21" office:value-type="string" calcext:value-type="string" table:number-columns-spanned="2" table:number-rows-spanned="1">
            <text:p>Distribución normalizada:</text:p>
          </table:table-cell>
          <table:covered-table-cell table:style-name="ce2"/>
          <table:table-cell table:style-name="ce2"/>
          <table:table-cell/>
          <table:table-cell table:style-name="ce10" office:value-type="string" calcext:value-type="string" table:number-columns-spanned="2" table:number-rows-spanned="1">
            <text:p>Porcentajes:</text:p>
          </table:table-cell>
          <table:covered-table-cell/>
          <table:table-cell table:style-name="ce2" table:number-columns-repeated="10"/>
          <table:table-cell/>
        </table:table-row>
        <table:table-row table:style-name="ro1">
          <table:table-cell/>
          <table:table-cell table:style-name="ce12" office:value-type="string" calcext:value-type="string">
            <text:p>Medicina</text:p>
          </table:table-cell>
          <table:table-cell table:style-name="ce16" table:formula="of:=[.U21]" office:value-type="float" office:value="166.646410051561" calcext:value-type="float">
            <text:p>166,646410051561</text:p>
          </table:table-cell>
          <table:table-cell table:style-name="Default"/>
          <table:table-cell/>
          <table:table-cell table:style-name="ce12" office:value-type="string" calcext:value-type="string">
            <text:p>Medicina</text:p>
          </table:table-cell>
          <table:table-cell table:style-name="ce16" table:number-matrix-columns-spanned="1" table:number-matrix-rows-spanned="1" table:formula="of:=[.C29]/[.$D$24]" office:value-type="float" office:value="0.555488033505203" calcext:value-type="float">
            <text:p>0,555488033505203</text:p>
          </table:table-cell>
          <table:table-cell table:number-columns-repeated="2"/>
          <table:table-cell table:style-name="ce12" office:value-type="string" calcext:value-type="string">
            <text:p>Medicina</text:p>
          </table:table-cell>
          <table:table-cell table:style-name="ce24" table:formula="of:=[.G29]" office:value-type="percentage" office:value="0.555488033505203" calcext:value-type="percentage">
            <text:p>55,55 %</text:p>
          </table:table-cell>
          <table:table-cell table:style-name="ce2"/>
          <table:table-cell/>
          <table:table-cell table:style-name="ce2" table:number-columns-repeated="8"/>
          <table:table-cell/>
        </table:table-row>
        <table:table-row table:style-name="ro1">
          <table:table-cell/>
          <table:table-cell table:style-name="ce12" office:value-type="string" calcext:value-type="string">
            <text:p>Farmacia</text:p>
          </table:table-cell>
          <table:table-cell table:style-name="ce16" table:formula="of:=[.U22]" office:value-type="float" office:value="66.6605334684362" calcext:value-type="float">
            <text:p>66,6605334684362</text:p>
          </table:table-cell>
          <table:table-cell table:style-name="Default"/>
          <table:table-cell/>
          <table:table-cell table:style-name="ce12" office:value-type="string" calcext:value-type="string">
            <text:p>Farmacia</text:p>
          </table:table-cell>
          <table:table-cell table:style-name="ce16" table:number-matrix-columns-spanned="1" table:number-matrix-rows-spanned="1" table:formula="of:=[.C30]/[.$D$24]" office:value-type="float" office:value="0.222201778228121" calcext:value-type="float">
            <text:p>0,222201778228121</text:p>
          </table:table-cell>
          <table:table-cell table:number-columns-repeated="2"/>
          <table:table-cell table:style-name="ce12" office:value-type="string" calcext:value-type="string">
            <text:p>Farmacia</text:p>
          </table:table-cell>
          <table:table-cell table:style-name="ce24" table:formula="of:=[.G30]" office:value-type="percentage" office:value="0.222201778228121" calcext:value-type="percentage">
            <text:p>22,22 %</text:p>
          </table:table-cell>
          <table:table-cell table:style-name="ce2"/>
          <table:table-cell/>
          <table:table-cell table:style-name="ce2" table:number-columns-repeated="8"/>
          <table:table-cell/>
        </table:table-row>
        <table:table-row table:style-name="ro1">
          <table:table-cell/>
          <table:table-cell table:style-name="ce12" office:value-type="string" calcext:value-type="string">
            <text:p>Derecho</text:p>
          </table:table-cell>
          <table:table-cell table:style-name="ce16" table:formula="of:=[.U23]" office:value-type="float" office:value="66.6930564800028" calcext:value-type="float">
            <text:p>66,6930564800028</text:p>
          </table:table-cell>
          <table:table-cell table:style-name="Default"/>
          <table:table-cell/>
          <table:table-cell table:style-name="ce12" office:value-type="string" calcext:value-type="string">
            <text:p>Derecho</text:p>
          </table:table-cell>
          <table:table-cell table:style-name="ce16" table:number-matrix-columns-spanned="1" table:number-matrix-rows-spanned="1" table:formula="of:=[.C31]/[.$D$24]" office:value-type="float" office:value="0.222310188266676" calcext:value-type="float">
            <text:p>0,222310188266676</text:p>
          </table:table-cell>
          <table:table-cell table:number-columns-repeated="2"/>
          <table:table-cell table:style-name="ce12" office:value-type="string" calcext:value-type="string">
            <text:p>Derecho</text:p>
          </table:table-cell>
          <table:table-cell table:style-name="ce24" table:formula="of:=[.G31]" office:value-type="percentage" office:value="0.222310188266676" calcext:value-type="percentage">
            <text:p>22,23 %</text:p>
          </table:table-cell>
          <table:table-cell table:style-name="ce2"/>
          <table:table-cell/>
          <table:table-cell table:style-name="ce2" table:number-columns-repeated="8"/>
          <table:table-cell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3"/>
          <table:table-cell table:style-name="ce2" table:number-columns-repeated="10"/>
          <table:table-cell/>
        </table:table-row>
        <table:table-row table:style-name="ro1">
          <table:table-cell/>
          <table:table-cell table:style-name="ce2"/>
          <table:table-cell table:style-name="ce3"/>
          <table:table-cell table:number-columns-repeated="3"/>
          <table:table-cell table:style-name="ce2" table:number-columns-repeated="2"/>
          <table:table-cell table:number-columns-repeated="2"/>
          <table:table-cell table:style-name="ce3"/>
          <table:table-cell table:style-name="ce2" table:number-columns-repeated="10"/>
          <table:table-cell/>
        </table:table-row>
        <table:table-row table:style-name="ro2">
          <table:table-cell/>
          <table:table-cell table:style-name="ce9" office:value-type="string" calcext:value-type="string">
            <text:p>Segundo método:</text:p>
          </table:table-cell>
          <table:table-cell table:style-name="ce19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Matriz de Coeficientes:</text:p>
          </table:table-cell>
          <table:table-cell/>
          <table:table-cell table:style-name="Default" table:number-columns-repeated="3"/>
          <table:table-cell/>
          <table:table-cell table:style-name="ce14" office:value-type="string" calcext:value-type="string">
            <text:p>Identidad: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ce6" office:value-type="string" calcext:value-type="string">
            <text:p>Medicina</text:p>
          </table:table-cell>
          <table:table-cell table:style-name="ce6" office:value-type="string" calcext:value-type="string">
            <text:p>Farmacia</text:p>
          </table:table-cell>
          <table:table-cell table:style-name="ce6" office:value-type="string" calcext:value-type="string">
            <text:p>Derecho</text:p>
          </table:table-cell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Medicina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Farmacia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Derecho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Matriz de Coeficientes - Identidad:</text:p>
          </table:table-cell>
          <table:table-cell/>
          <table:table-cell table:style-name="Default" table:number-columns-repeated="3"/>
          <table:table-cell/>
          <table:table-cell table:style-name="ce22" office:value-type="string" calcext:value-type="string">
            <text:p>Distribución escalable: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ce2" table:number-matrix-columns-spanned="3" table:number-matrix-rows-spanned="3" table:formula="of:=[.D39:.F41]-[.I39:.K41]" office:value-type="float" office:value="-0.2" calcext:value-type="float">
            <text:p>-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Default"/>
          <table:table-cell table:number-columns-repeated="2"/>
          <table:table-cell table:number-matrix-columns-spanned="1" table:number-matrix-rows-spanned="1" table:formula="of:=[.C45]" office:value-type="float" office:value="-0.2" calcext:value-type="float">
            <text:p>-0,2</text:p>
          </table:table-cell>
          <table:table-cell table:number-matrix-columns-spanned="1" table:number-matrix-rows-spanned="1" table:formula="of:=[.D45]" office:value-type="float" office:value="0.3" calcext:value-type="float">
            <text:p>0,3</text:p>
          </table:table-cell>
          <table:table-cell table:number-matrix-columns-spanned="1" table:number-matrix-rows-spanned="1" table:formula="of:=[.E45]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float" office:value="0.2" calcext:value-type="float">
            <text:p>0,2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style-name="Default"/>
          <table:table-cell table:number-columns-repeated="2"/>
          <table:table-cell table:number-matrix-columns-spanned="1" table:number-matrix-rows-spanned="1" table:formula="of:=[.C46]" office:value-type="float" office:value="0.2" calcext:value-type="float">
            <text:p>0,2</text:p>
          </table:table-cell>
          <table:table-cell table:number-matrix-columns-spanned="1" table:number-matrix-rows-spanned="1" table:formula="of:=[.D46]" office:value-type="float" office:value="-0.6" calcext:value-type="float">
            <text:p>-0,6</text:p>
          </table:table-cell>
          <table:table-cell table:number-matrix-columns-spanned="1" table:number-matrix-rows-spanned="1" table:formula="of:=[.E46]" office:value-type="float" office:value="0.1" calcext:value-type="float">
            <text:p>0,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-0.3" calcext:value-type="float">
            <text:p>-0,3</text:p>
          </table:table-cell>
          <table:table-cell table:style-name="Default"/>
          <table:table-cell table:number-columns-repeated="2"/>
          <table:table-cell table:number-matrix-columns-spanned="1" table:number-matrix-rows-spanned="1" table:formula="of:=[.C47]" office:value-type="float" office:value="0" calcext:value-type="float">
            <text:p>0</text:p>
          </table:table-cell>
          <table:table-cell table:number-matrix-columns-spanned="1" table:number-matrix-rows-spanned="1" table:formula="of:=[.D47]" office:value-type="float" office:value="0.3" calcext:value-type="float">
            <text:p>0,3</text:p>
          </table:table-cell>
          <table:table-cell table:number-matrix-columns-spanned="1" table:number-matrix-rows-spanned="1" table:formula="of:=[.E47]" office:value-type="float" office:value="-0.3" calcext:value-type="float">
            <text:p>-0,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Sistema:</text:p>
          </table:table-cell>
          <table:table-cell/>
          <table:table-cell table:style-name="Default" table:number-columns-repeated="3"/>
          <table:table-cell/>
          <table:table-cell table:style-name="ce14" office:value-type="string" calcext:value-type="string">
            <text:p>Matriz inversa: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ce2" table:number-matrix-columns-spanned="1" table:number-matrix-rows-spanned="1" table:formula="of:=[.I46]" office:value-type="float" office:value="0.2" calcext:value-type="float">
            <text:p>0,2</text:p>
          </table:table-cell>
          <table:table-cell table:number-matrix-columns-spanned="1" table:number-matrix-rows-spanned="1" table:formula="of:=[.J46]" office:value-type="float" office:value="-0.6" calcext:value-type="float">
            <text:p>-0,6</text:p>
          </table:table-cell>
          <table:table-cell table:number-matrix-columns-spanned="1" table:number-matrix-rows-spanned="1" table:formula="of:=[.K46]" office:value-type="float" office:value="0.1" calcext:value-type="float">
            <text:p>0,1</text:p>
          </table:table-cell>
          <table:table-cell table:number-matrix-columns-spanned="1" table:number-matrix-rows-spanned="1" table:formula="of:=[.L46]" office:value-type="float" office:value="0" calcext:value-type="float">
            <text:p>0</text:p>
          </table:table-cell>
          <table:table-cell table:number-columns-repeated="2"/>
          <table:table-cell table:number-matrix-columns-spanned="3" table:number-matrix-rows-spanned="3" table:formula="of:=MINVERSE([.C52:.E54])" office:value-type="float" office:value="2.22222222222222" calcext:value-type="float">
            <text:p>2,22222222222222</text:p>
          </table:table-cell>
          <table:table-cell office:value-type="float" office:value="2.59259259259259" calcext:value-type="float">
            <text:p>2,59259259259259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matrix-columns-spanned="1" table:number-matrix-rows-spanned="1" table:formula="of:=[.I47]" office:value-type="float" office:value="0" calcext:value-type="float">
            <text:p>0</text:p>
          </table:table-cell>
          <table:table-cell table:number-matrix-columns-spanned="1" table:number-matrix-rows-spanned="1" table:formula="of:=[.J47]" office:value-type="float" office:value="0.3" calcext:value-type="float">
            <text:p>0,3</text:p>
          </table:table-cell>
          <table:table-cell table:number-matrix-columns-spanned="1" table:number-matrix-rows-spanned="1" table:formula="of:=[.K47]" office:value-type="float" office:value="-0.3" calcext:value-type="float">
            <text:p>-0,3</text:p>
          </table:table-cell>
          <table:table-cell table:number-matrix-columns-spanned="1" table:number-matrix-rows-spanned="1" table:formula="of:=[.L47]" office:value-type="float" office:value="0" calcext:value-type="float">
            <text:p>0</text:p>
          </table:table-cell>
          <table:table-cell table:number-columns-repeated="2"/>
          <table:table-cell office:value-type="float" office:value="-1.11111111111111" calcext:value-type="float">
            <text:p>-1,11111111111111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222222222222222" calcext:value-type="float">
            <text:p>0,22222222222222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matrix-columns-spanned="1" table:number-matrix-rows-spanned="1" table:formula="of:=[.I48]" office:value-type="float" office:value="1" calcext:value-type="float">
            <text:p>1</text:p>
          </table:table-cell>
          <table:table-cell table:number-matrix-columns-spanned="1" table:number-matrix-rows-spanned="1" table:formula="of:=[.J48]" office:value-type="float" office:value="1" calcext:value-type="float">
            <text:p>1</text:p>
          </table:table-cell>
          <table:table-cell table:number-matrix-columns-spanned="1" table:number-matrix-rows-spanned="1" table:formula="of:=[.K48]" office:value-type="float" office:value="1" calcext:value-type="float">
            <text:p>1</text:p>
          </table:table-cell>
          <table:table-cell table:number-matrix-columns-spanned="1" table:number-matrix-rows-spanned="1" table:formula="of:=[.L48]" office:value-type="float" office:value="1" calcext:value-type="float">
            <text:p>1</text:p>
          </table:table-cell>
          <table:table-cell table:number-columns-repeated="2"/>
          <table:table-cell office:value-type="float" office:value="-1.11111111111111" calcext:value-type="float">
            <text:p>-1,11111111111111</text:p>
          </table:table-cell>
          <table:table-cell office:value-type="float" office:value="-2.96296296296296" calcext:value-type="float">
            <text:p>-2,96296296296296</text:p>
          </table:table-cell>
          <table:table-cell office:value-type="float" office:value="0.222222222222222" calcext:value-type="float">
            <text:p>0,222222222222222</text:p>
          </table:table-cell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Distribución final:</text:p>
          </table:table-cell>
          <table:table-cell table:style-name="ce19" table:number-columns-repeated="2"/>
          <table:table-cell table:style-name="ce14" office:value-type="string" calcext:value-type="string">
            <text:p>Distribución * Nº de casos:</text:p>
          </table:table-cell>
          <table:table-cell table:style-name="ce19" table:number-columns-repeated="2"/>
          <table:table-cell table:style-name="ce14" office:value-type="string" calcext:value-type="string">
            <text:p>Porcentaje: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Medicina</text:p>
          </table:table-cell>
          <table:table-cell table:style-name="ce2" table:number-matrix-columns-spanned="1" table:number-matrix-rows-spanned="3" table:formula="of:=MMULT([.I52:.K54];[.F52:.F54])" office:value-type="float" office:value="0.555555555555556" calcext:value-type="float">
            <text:p>0,555555555555556</text:p>
          </table:table-cell>
          <table:table-cell table:style-name="Default"/>
          <table:table-cell table:style-name="ce12" office:value-type="string" calcext:value-type="string">
            <text:p>Medicina</text:p>
          </table:table-cell>
          <table:table-cell table:number-matrix-columns-spanned="1" table:number-matrix-rows-spanned="1" table:formula="of:=[.C58]*[.$D$19]" office:value-type="float" office:value="166.666666666667" calcext:value-type="float">
            <text:p>166,666666666667</text:p>
          </table:table-cell>
          <table:table-cell/>
          <table:table-cell table:style-name="ce12" office:value-type="string" calcext:value-type="string">
            <text:p>Medicina</text:p>
          </table:table-cell>
          <table:table-cell table:style-name="ce23" table:formula="of:=[.C58]" office:value-type="percentage" office:value="0.555555555555556" calcext:value-type="percentage">
            <text:p>55,56 %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Farmacia</text:p>
          </table:table-cell>
          <table:table-cell table:style-name="ce2" office:value-type="float" office:value="0.222222222222222" calcext:value-type="float">
            <text:p>0,222222222222222</text:p>
          </table:table-cell>
          <table:table-cell table:style-name="Default"/>
          <table:table-cell table:style-name="ce12" office:value-type="string" calcext:value-type="string">
            <text:p>Farmacia</text:p>
          </table:table-cell>
          <table:table-cell table:number-matrix-columns-spanned="1" table:number-matrix-rows-spanned="1" table:formula="of:=[.C59]*[.$D$19]" office:value-type="float" office:value="66.6666666666667" calcext:value-type="float">
            <text:p>66,6666666666667</text:p>
          </table:table-cell>
          <table:table-cell/>
          <table:table-cell table:style-name="ce12" office:value-type="string" calcext:value-type="string">
            <text:p>Farmacia</text:p>
          </table:table-cell>
          <table:table-cell table:style-name="ce23" table:formula="of:=[.C59]" office:value-type="percentage" office:value="0.222222222222222" calcext:value-type="percentage">
            <text:p>22,22 %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Derecho</text:p>
          </table:table-cell>
          <table:table-cell table:style-name="ce2" office:value-type="float" office:value="0.222222222222222" calcext:value-type="float">
            <text:p>0,222222222222222</text:p>
          </table:table-cell>
          <table:table-cell table:style-name="Default"/>
          <table:table-cell table:style-name="ce12" office:value-type="string" calcext:value-type="string">
            <text:p>Derecho</text:p>
          </table:table-cell>
          <table:table-cell table:number-matrix-columns-spanned="1" table:number-matrix-rows-spanned="1" table:formula="of:=[.C60]*[.$D$19]" office:value-type="float" office:value="66.6666666666667" calcext:value-type="float">
            <text:p>66,6666666666667</text:p>
          </table:table-cell>
          <table:table-cell/>
          <table:table-cell table:style-name="ce12" office:value-type="string" calcext:value-type="string">
            <text:p>Derecho</text:p>
          </table:table-cell>
          <table:table-cell table:style-name="ce23" table:formula="of:=[.C60]" office:value-type="percentage" office:value="0.222222222222222" calcext:value-type="percentage">
            <text:p>22,22 %</text:p>
          </table:table-cell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Distribución inicial:</text:p>
          </table:table-cell>
          <table:table-cell/>
          <table:table-cell table:style-name="Default" table:number-columns-repeated="3"/>
          <table:table-cell/>
          <table:table-cell table:style-name="ce14" office:value-type="string" calcext:value-type="string">
            <text:p>Distribución final:</text:p>
          </table:table-cell>
          <table:table-cell table:style-name="Default" table:number-columns-repeated="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9:32:23.632461933</meta:creation-date>
    <dc:date>2023-05-11T11:04:00.076420454</dc:date>
    <meta:editing-duration>PT17M1S</meta:editing-duration>
    <meta:editing-cycles>4</meta:editing-cycles>
    <meta:generator>LibreOffice/7.3.7.2$Linux_X86_64 LibreOffice_project/30$Build-2</meta:generator>
    <meta:document-statistic meta:table-count="1" meta:cell-count="2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772cm" svg:height="6.698cm" xlink:href=".." xlink:type="simple" chart:class="chart:circle" chart:style-name="ch1">
        <chart:legend chart:legend-position="end" svg:x="6.588cm" svg:y="2.552cm" style:legend-expansion="high" chart:style-name="ch2"/>
        <chart:plot-area chart:style-name="ch3" table:cell-range-address="Hoja1.J29:Hoja1.K31" chart:data-source-has-labels="column" svg:x="0.603cm" svg:y="0.735cm" svg:width="5.04cm" svg:height="5.041cm">
          <chart:coordinate-region svg:x="0.571cm" svg:y="0.736cm" svg:width="5.104cm" svg:height="5.04cm"/>
          <chart:axis chart:dimension="x" chart:name="primary-x" chart:style-name="ch4" chartooo:axis-type="auto">
            <chartooo:date-scale/>
            <chart:categories table:cell-range-address="Hoja1.J29:Hoja1.J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29:Hoja1.K3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Medicina</text:p>
                <draw:g>
                  <svg:desc>Hoja1.J29:Hoja1.J31</svg:desc>
                </draw:g>
              </table:table-cell>
              <table:table-cell office:value-type="float" office:value="0.555488033505203">
                <text:p>0.555488033505203</text:p>
                <draw:g>
                  <svg:desc>Hoja1.K29:Hoja1.K31</svg:desc>
                </draw:g>
              </table:table-cell>
            </table:table-row>
            <table:table-row>
              <table:table-cell office:value-type="string">
                <text:p>Farmacia</text:p>
              </table:table-cell>
              <table:table-cell office:value-type="float" office:value="0.222201778228121">
                <text:p>0.222201778228121</text:p>
              </table:table-cell>
            </table:table-row>
            <table:table-row>
              <table:table-cell office:value-type="string">
                <text:p>Derecho</text:p>
              </table:table-cell>
              <table:table-cell office:value-type="float" office:value="0.222310188266676">
                <text:p>0.222310188266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88cm" svg:height="6.794cm" xlink:href=".." xlink:type="simple" chart:class="chart:circle" chart:style-name="ch1">
        <chart:legend chart:legend-position="end" svg:x="6.404cm" svg:y="2.6cm" style:legend-expansion="high" chart:style-name="ch2"/>
        <chart:plot-area chart:style-name="ch3" table:cell-range-address="Hoja1.C16:Hoja1.D18" chart:data-source-has-labels="column" svg:x="0.171cm" svg:y="0.135cm" svg:width="6.062cm" svg:height="6.524cm">
          <chart:coordinate-region svg:x="0.171cm" svg:y="0.366cm" svg:width="6.062cm" svg:height="6.062cm"/>
          <chart:axis chart:dimension="x" chart:name="primary-x" chart:style-name="ch4" chartooo:axis-type="auto">
            <chartooo:date-scale/>
            <chart:categories table:cell-range-address="Hoja1.C16:Hoja1.C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D16:Hoja1.D18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Medicina</text:p>
                <draw:g>
                  <svg:desc>Hoja1.C16:Hoja1.C18</svg:desc>
                </draw:g>
              </table:table-cell>
              <table:table-cell office:value-type="float" office:value="100">
                <text:p>100</text:p>
                <draw:g>
                  <svg:desc>Hoja1.D16:Hoja1.D18</svg:desc>
                </draw:g>
              </table:table-cell>
            </table:table-row>
            <table:table-row>
              <table:table-cell office:value-type="string">
                <text:p>Farmaci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erecho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